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text-indent="0in" style:auto-text-indent="false" style:writing-mode="lr-tb"/>
    </style:style>
    <style:style style:name="P2" style:family="paragraph" style:parent-style-name="Title" style:master-page-name="Standard">
      <style:paragraph-properties style:page-number="auto"/>
    </style:style>
    <style:style style:name="P3" style:family="paragraph" style:parent-style-name="List_20_Paragraph" style:list-style-name="WWNum3"/>
    <style:style style:name="P4" style:family="paragraph" style:parent-style-name="List_20_Paragraph" style:list-style-name="WWNum1"/>
    <style:style style:name="P5" style:family="paragraph" style:parent-style-name="List_20_Paragraph" style:list-style-name="WWNum1">
      <style:text-properties officeooo:paragraph-rsid="0011e8f2"/>
    </style:style>
    <style:style style:name="P6" style:family="paragraph" style:parent-style-name="List_20_Paragraph" style:list-style-name="WWNum1">
      <style:text-properties style:font-name="Calibri" fo:font-size="11pt" style:font-name-asian="Calibri1" style:font-size-asian="11pt" style:font-name-complex="Calibri1" style:font-size-complex="11pt"/>
    </style:style>
    <style:style style:name="P7" style:family="paragraph" style:parent-style-name="List_20_Paragraph" style:list-style-name="WWNum2"/>
    <style:style style:name="P8" style:family="paragraph" style:parent-style-name="List_20_Paragraph" style:list-style-name="WWNum2">
      <style:paragraph-properties fo:margin-left="0.5in" fo:margin-right="0in" fo:margin-top="0in" fo:margin-bottom="0in" loext:contextual-spacing="true" fo:line-height="108%" fo:text-align="start" style:justify-single-word="false" fo:text-indent="-0.25in" style:auto-text-indent="fals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1e8f2"/>
    </style:style>
    <style:style style:name="T5" style:family="text">
      <style:text-properties officeooo:rsid="001296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GoBack"/>Zadatak 2: Upoznavanje sa osnovama C++-a</text:p>
      <text:p text:style-name="Standard"/>
      <text:h text:style-name="Heading_20_1" text:outline-level="1">Zadatak 2.1</text:h>
      <text:p text:style-name="P1">Cilj ovog zadatka je realizacija klase koja se koristi za rad sa stringovima promenljive duzine.</text:p>
      <text:p text:style-name="Standard">U okviru namespace-a <text:span text:style-name="T1">my_</text:span><text:span text:style-name="T2">string</text:span> kreirati klasu <text:span text:style-name="T2">MyString</text:span><text:span text:style-name="T1"> </text:span>koja ima sledeće metode:</text:p>
      <text:list xml:id="list2942058497" text:style-name="WWNum3">
        <text:list-item>
          <text:p text:style-name="P3">Default konstruktor, konstruktor kopije i konstruktor koji kao parametar prima <text:span text:style-name="T3">char*</text:span></text:p>
        </text:list-item>
      </text:list>
      <text:list xml:id="list1478837140" text:style-name="WWNum1">
        <text:list-item>
          <text:p text:style-name="P4">Destruktor</text:p>
        </text:list-item>
        <text:list-item>
          <text:p text:style-name="P4">Operator + koji omogucava konkatenaciju stringova</text:p>
        </text:list-item>
        <text:list-item>
          <text:p text:style-name="P4">Operator &gt;&gt; koji omogucava ucitavanje stringa sa standardnog ulaza</text:p>
        </text:list-item>
        <text:list-item>
          <text:p text:style-name="P5">Operator &lt;&lt; koji omogucava ispis stringa na standardni izlaz</text:p>
        </text:list-item>
        <text:list-item>
          <text:p text:style-name="P5">Metodu length() koja vraca duzinu stringa</text:p>
        </text:list-item>
        <text:list-item>
          <text:p text:style-name="P6">Operator = (operator dodele)</text:p>
        </text:list-item>
        <text:list-item>
          <text:p text:style-name="P6">Operator == koji omogucava komparaciju stringova</text:p>
        </text:list-item>
        <text:list-item>
          <text:p text:style-name="P4">Metodu cat(????) koja konkatenira string na postojeci string,<text:span text:style-name="T5">vraca void</text:span></text:p>
        </text:list-item>
        <text:list-item>
          <text:p text:style-name="P4">Metodu substring(int pos, int length) koja vraca podstring od indeksa <text:span text:style-name="T3">pos</text:span>, duzine <text:span text:style-name="T3">length</text:span></text:p>
        </text:list-item>
        <text:list-item>
          <text:p text:style-name="P4">Metodu isSubstring(????) koja proverava da li se zadati argument sadrzi u stringu</text:p>
        </text:list-item>
        <text:list-item>
          <text:p text:style-name="P4">Metodu append(int pos, ????) koja na indeksu <text:span text:style-name="T3">pos</text:span> umece zadati string iz drugog argumenta</text:p>
        </text:list-item>
      </text:list>
      <text:p text:style-name="Standard">Takodje, potrebno je kreirati klase koje ce omoguciti rukovanje izuzecima. Klase implementirati u okviru <text:span text:style-name="T2">my_string</text:span> namespace-a. Analizirati prethodno navedene metode i dodati kod za izuzetke ukoliko je potrebno. </text:p>
      <text:p text:style-name="Standard">Napisati <text:span text:style-name="T2">main</text:span> funkciju koja demonstrira rad svih prethodno implementiranih funkcija. Takodje, dodati <text:span text:style-name="T2">try-catch</text:span> blok/ove i demonstrirati rukovanje izuzecima.</text:p>
      <text:p text:style-name="Standard">U toku izrade zadatka fokusirati se na:</text:p>
      <text:list xml:id="list2269216576" text:style-name="WWNum2">
        <text:list-item>
          <text:p text:style-name="P7">Implementaciju klase; klasa treba da sadrzi sve potrebne specijalne metode (konstruktore, destruktore). Voditi racuna o pravima pristupa za atribute i metode. Voditi racuna da sve sekcije (<text:span text:style-name="T2">public</text:span>, <text:span text:style-name="T2">protected</text:span> i <text:span text:style-name="T2">private</text:span>) budu lepo odvojene.</text:p>
        </text:list-item>
        <text:list-item>
          <text:p text:style-name="P7">Obratiti paznju na tip argumenata i na tip povratne vrednosti funkcija</text:p>
        </text:list-item>
        <text:list-item>
          <text:p text:style-name="P8">Obratiti paznju na povratnu vrednost funkcija (kada treba da se vrati rezultat kao kopija, a kada kao referenca)</text:p>
        </text:list-item>
        <text:list-item>
          <text:p text:style-name="P7"><text:soft-page-break/>Za alociranje i dealociranje memorije koristiti <text:span text:style-name="T2">new</text:span><text:span text:style-name="T3"> </text:span>i <text:span text:style-name="T2">delete </text:span>operatore; istraziti kako ovi operatori rade (Note: ovo je mala razlika u odnosu na C programski jezik u kome ovi operatori ne postoje)</text:p>
        </text:list-item>
        <text:list-item>
          <text:p text:style-name="P7">Ukoliko je moguce, iskoristit i <text:span text:style-name="T2">inline</text:span><text:span text:style-name="T3"> </text:span>funkcije (za neke manje, pomocne funkcije, samo ukoliko ima smisla)</text:p>
        </text:list-item>
        <text:list-item>
          <text:p text:style-name="P7">Ne duplirati kod. Ukoliko je potrebno, moguce je dodati i pomocne funkcije koje nisu gore definisane. Sakriti od korisnika sve pomocne funkcije</text:p>
        </text:list-item>
      </text:list>
      <text:p text:style-name="Standard">Napomena: C++ standardna biblioteka već ima podršku za rad sa stringovima u okviru klase std::string. Nije dozvoljeno korišćenje ove klase. Potrebno je implementirati s<text:span text:style-name="T4">op</text:span>stvenu klasu koju realizuje identičnu funkcionalnost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09:24:11.262292300</meta:creation-date>
    <dc:date>2022-07-07T11:27:32.500260477</dc:date>
    <meta:initial-creator>Aleksa Ravnihar</meta:initial-creator>
    <meta:generator>LibreOffice/6.4.7.2$Linux_X86_64 LibreOffice_project/40$Build-2</meta:generator>
    <meta:editing-duration>PT3H25M15S</meta:editing-duration>
    <meta:editing-cycles>2</meta:editing-cycles>
    <meta:document-statistic meta:table-count="0" meta:image-count="0" meta:object-count="0" meta:page-count="2" meta:paragraph-count="26" meta:word-count="366" meta:character-count="2452" meta:non-whitespace-character-count="21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